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NO</text:p>
          </table:table-cell>
          <table:table-cell office:value-type="string" calcext:value-type="string">
            <text:p>Boot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Size Modify</text:p>
          </table:table-cell>
          <table:table-cell table:style-name="ce1" office:value-type="string" calcext:value-type="string">
            <text:p>New End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58</text:p>
          </table:table-cell>
          <table:table-cell office:value-type="float" office:value="32" calcext:value-type="float">
            <text:p>32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EOS32 roo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2]+[.G2]" office:value-type="float" office:value="36344" calcext:value-type="float">
            <text:p>36344</text:p>
          </table:table-cell>
          <table:table-cell/>
          <table:table-cell table:formula="of:=[.E2]-[.D2]" office:value-type="float" office:value="36312" calcext:value-type="float">
            <text:p>36312</text:p>
          </table:table-cell>
          <table:table-cell office:value-type="string" calcext:value-type="string">
            <text:p>sectors</text:p>
          </table:table-cell>
          <table:table-cell table:formula="of:=[.J2]*512" office:value-type="float" office:value="18591744" calcext:value-type="float">
            <text:p>18591744</text:p>
          </table:table-cell>
          <table:table-cell office:value-type="string" calcext:value-type="string">
            <text:p>bytes</text:p>
          </table:table-cell>
          <table:table-cell table:formula="of:=[.L2]/(1024^2)" office:value-type="float" office:value="17.73046875" calcext:value-type="float">
            <text:p>17,73046875</text:p>
          </table:table-cell>
          <table:table-cell office:value-type="string" calcext:value-type="string">
            <text:p>mbytes</text:p>
          </table:table-cell>
          <table:table-cell table:formula="of:=([.J2]*512)/4096" office:value-type="float" office:value="4539" calcext:value-type="float">
            <text:p>4539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059</text:p>
          </table:table-cell>
          <table:table-cell office:value-type="float" office:value="36345" calcext:value-type="float">
            <text:p>36345</text:p>
          </table:table-cell>
          <table:table-cell office:value-type="float" office:value="167032" calcext:value-type="float">
            <text:p>167032</text:p>
          </table:table-cell>
          <table:table-cell office:value-type="string" calcext:value-type="string">
            <text:p>EOS32 swap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3]+[.G3]" office:value-type="float" office:value="167032" calcext:value-type="float">
            <text:p>167032</text:p>
          </table:table-cell>
          <table:table-cell/>
          <table:table-cell table:formula="of:=[.E3]-[.D3]" office:value-type="float" office:value="130687" calcext:value-type="float">
            <text:p>130687</text:p>
          </table:table-cell>
          <table:table-cell office:value-type="string" calcext:value-type="string">
            <text:p>sectors</text:p>
          </table:table-cell>
          <table:table-cell table:formula="of:=[.J3]*512" office:value-type="float" office:value="66911744" calcext:value-type="float">
            <text:p>66911744</text:p>
          </table:table-cell>
          <table:table-cell office:value-type="string" calcext:value-type="string">
            <text:p>bytes</text:p>
          </table:table-cell>
          <table:table-cell table:formula="of:=[.L3]/(1024^2)" office:value-type="float" office:value="63.81201171875" calcext:value-type="float">
            <text:p>63,81201171875</text:p>
          </table:table-cell>
          <table:table-cell office:value-type="string" calcext:value-type="string">
            <text:p>mbytes</text:p>
          </table:table-cell>
          <table:table-cell table:formula="of:=([.J3]*512)/4096" office:value-type="float" office:value="16335.875" calcext:value-type="float">
            <text:p>16335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167033" calcext:value-type="float">
            <text:p>167033</text:p>
          </table:table-cell>
          <table:table-cell office:value-type="float" office:value="247032" calcext:value-type="float">
            <text:p>247032</text:p>
          </table:table-cell>
          <table:table-cell office:value-type="string" calcext:value-type="string">
            <text:p>EOS32 us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4]+[.G4]" office:value-type="float" office:value="247032" calcext:value-type="float">
            <text:p>247032</text:p>
          </table:table-cell>
          <table:table-cell/>
          <table:table-cell table:formula="of:=[.E4]-[.D4]" office:value-type="float" office:value="79999" calcext:value-type="float">
            <text:p>79999</text:p>
          </table:table-cell>
          <table:table-cell office:value-type="string" calcext:value-type="string">
            <text:p>sectors</text:p>
          </table:table-cell>
          <table:table-cell table:formula="of:=[.J4]*512" office:value-type="float" office:value="40959488" calcext:value-type="float">
            <text:p>40959488</text:p>
          </table:table-cell>
          <table:table-cell office:value-type="string" calcext:value-type="string">
            <text:p>bytes</text:p>
          </table:table-cell>
          <table:table-cell table:formula="of:=[.L4]/(1024^2)" office:value-type="float" office:value="39.06201171875" calcext:value-type="float">
            <text:p>39,06201171875</text:p>
          </table:table-cell>
          <table:table-cell office:value-type="string" calcext:value-type="string">
            <text:p>mbytes</text:p>
          </table:table-cell>
          <table:table-cell table:formula="of:=([.J4]*512)/4096" office:value-type="float" office:value="9999.875" calcext:value-type="float">
            <text:p>999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247033" calcext:value-type="float">
            <text:p>247033</text:p>
          </table:table-cell>
          <table:table-cell office:value-type="float" office:value="255032" calcext:value-type="float">
            <text:p>255032</text:p>
          </table:table-cell>
          <table:table-cell office:value-type="string" calcext:value-type="string">
            <text:p>EOS32 hom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5]+[.G5]" office:value-type="float" office:value="255032" calcext:value-type="float">
            <text:p>255032</text:p>
          </table:table-cell>
          <table:table-cell/>
          <table:table-cell table:formula="of:=[.E5]-[.D5]" office:value-type="float" office:value="7999" calcext:value-type="float">
            <text:p>7999</text:p>
          </table:table-cell>
          <table:table-cell office:value-type="string" calcext:value-type="string">
            <text:p>sectors</text:p>
          </table:table-cell>
          <table:table-cell table:formula="of:=[.J5]*512" office:value-type="float" office:value="4095488" calcext:value-type="float">
            <text:p>4095488</text:p>
          </table:table-cell>
          <table:table-cell office:value-type="string" calcext:value-type="string">
            <text:p>bytes</text:p>
          </table:table-cell>
          <table:table-cell table:formula="of:=[.L5]/(1024^2)" office:value-type="float" office:value="3.90576171875" calcext:value-type="float">
            <text:p>3,90576171875</text:p>
          </table:table-cell>
          <table:table-cell office:value-type="string" calcext:value-type="string">
            <text:p>mbytes</text:p>
          </table:table-cell>
          <table:table-cell table:formula="of:=([.J5]*512)/4096" office:value-type="float" office:value="999.875" calcext:value-type="float">
            <text:p>99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A9</text:p>
          </table:table-cell>
          <table:table-cell office:value-type="float" office:value="255033" calcext:value-type="float">
            <text:p>255033</text:p>
          </table:table-cell>
          <table:table-cell office:value-type="float" office:value="767032" calcext:value-type="float">
            <text:p>767032</text:p>
          </table:table-cell>
          <table:table-cell office:value-type="string" calcext:value-type="string">
            <text:p>NetBS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6]+[.G6]" office:value-type="float" office:value="767032" calcext:value-type="float">
            <text:p>767032</text:p>
          </table:table-cell>
          <table:table-cell/>
          <table:table-cell table:formula="of:=[.E6]-[.D6]" office:value-type="float" office:value="511999" calcext:value-type="float">
            <text:p>511999</text:p>
          </table:table-cell>
          <table:table-cell office:value-type="string" calcext:value-type="string">
            <text:p>sectors</text:p>
          </table:table-cell>
          <table:table-cell table:formula="of:=[.J6]*512" office:value-type="float" office:value="262143488" calcext:value-type="float">
            <text:p>262143488</text:p>
          </table:table-cell>
          <table:table-cell office:value-type="string" calcext:value-type="string">
            <text:p>bytes</text:p>
          </table:table-cell>
          <table:table-cell table:formula="of:=[.L6]/(1024^2)" office:value-type="float" office:value="249.99951171875" calcext:value-type="float">
            <text:p>249,99951171875</text:p>
          </table:table-cell>
          <table:table-cell office:value-type="string" calcext:value-type="string">
            <text:p>mbytes</text:p>
          </table:table-cell>
          <table:table-cell table:formula="of:=([.J6]*512)/4096" office:value-type="float" office:value="63999.875" calcext:value-type="float">
            <text:p>6399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83</text:p>
          </table:table-cell>
          <table:table-cell office:value-type="float" office:value="767033" calcext:value-type="float">
            <text:p>767033</text:p>
          </table:table-cell>
          <table:table-cell office:value-type="float" office:value="787512" calcext:value-type="float">
            <text:p>787512</text:p>
          </table:table-cell>
          <table:table-cell office:value-type="string" calcext:value-type="string">
            <text:p>Linux boo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7]+[.G7]" office:value-type="float" office:value="787512" calcext:value-type="float">
            <text:p>787512</text:p>
          </table:table-cell>
          <table:table-cell/>
          <table:table-cell table:formula="of:=[.E7]-[.D7]" office:value-type="float" office:value="20479" calcext:value-type="float">
            <text:p>20479</text:p>
          </table:table-cell>
          <table:table-cell office:value-type="string" calcext:value-type="string">
            <text:p>sectors</text:p>
          </table:table-cell>
          <table:table-cell table:formula="of:=[.J7]*512" office:value-type="float" office:value="10485248" calcext:value-type="float">
            <text:p>10485248</text:p>
          </table:table-cell>
          <table:table-cell office:value-type="string" calcext:value-type="string">
            <text:p>bytes</text:p>
          </table:table-cell>
          <table:table-cell table:formula="of:=[.L7]/(1024^2)" office:value-type="float" office:value="9.99951171875" calcext:value-type="float">
            <text:p>9,99951171875</text:p>
          </table:table-cell>
          <table:table-cell office:value-type="string" calcext:value-type="string">
            <text:p>mbytes</text:p>
          </table:table-cell>
          <table:table-cell table:formula="of:=([.J7]*512)/4096" office:value-type="float" office:value="2559.875" calcext:value-type="float">
            <text:p>255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0083</text:p>
          </table:table-cell>
          <table:table-cell office:value-type="float" office:value="787513" calcext:value-type="float">
            <text:p>787513</text:p>
          </table:table-cell>
          <table:table-cell office:value-type="float" office:value="1401912" calcext:value-type="float">
            <text:p>1401912</text:p>
          </table:table-cell>
          <table:table-cell office:value-type="string" calcext:value-type="string">
            <text:p>Linux roo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8]+[.G8]" office:value-type="float" office:value="1401912" calcext:value-type="float">
            <text:p>1401912</text:p>
          </table:table-cell>
          <table:table-cell/>
          <table:table-cell table:formula="of:=[.E8]-[.D8]" office:value-type="float" office:value="614399" calcext:value-type="float">
            <text:p>614399</text:p>
          </table:table-cell>
          <table:table-cell office:value-type="string" calcext:value-type="string">
            <text:p>sectors</text:p>
          </table:table-cell>
          <table:table-cell table:formula="of:=[.J8]*512" office:value-type="float" office:value="314572288" calcext:value-type="float">
            <text:p>314572288</text:p>
          </table:table-cell>
          <table:table-cell office:value-type="string" calcext:value-type="string">
            <text:p>bytes</text:p>
          </table:table-cell>
          <table:table-cell table:formula="of:=[.L8]/(1024^2)" office:value-type="float" office:value="299.99951171875" calcext:value-type="float">
            <text:p>299,99951171875</text:p>
          </table:table-cell>
          <table:table-cell office:value-type="string" calcext:value-type="string">
            <text:p>mbytes</text:p>
          </table:table-cell>
          <table:table-cell table:formula="of:=([.J8]*512)/4096" office:value-type="float" office:value="76799.875" calcext:value-type="float">
            <text:p>7679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x0082</text:p>
          </table:table-cell>
          <table:table-cell office:value-type="float" office:value="1401913" calcext:value-type="float">
            <text:p>1401913</text:p>
          </table:table-cell>
          <table:table-cell office:value-type="float" office:value="1504312" calcext:value-type="float">
            <text:p>1504312</text:p>
          </table:table-cell>
          <table:table-cell office:value-type="string" calcext:value-type="string">
            <text:p>Linux swap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9]+[.G9]" office:value-type="float" office:value="1504312" calcext:value-type="float">
            <text:p>1504312</text:p>
          </table:table-cell>
          <table:table-cell/>
          <table:table-cell table:formula="of:=[.E9]-[.D9]" office:value-type="float" office:value="102399" calcext:value-type="float">
            <text:p>102399</text:p>
          </table:table-cell>
          <table:table-cell office:value-type="string" calcext:value-type="string">
            <text:p>sectors</text:p>
          </table:table-cell>
          <table:table-cell table:formula="of:=[.J9]*512" office:value-type="float" office:value="52428288" calcext:value-type="float">
            <text:p>52428288</text:p>
          </table:table-cell>
          <table:table-cell office:value-type="string" calcext:value-type="string">
            <text:p>bytes</text:p>
          </table:table-cell>
          <table:table-cell table:formula="of:=[.L9]/(1024^2)" office:value-type="float" office:value="49.99951171875" calcext:value-type="float">
            <text:p>49,99951171875</text:p>
          </table:table-cell>
          <table:table-cell office:value-type="string" calcext:value-type="string">
            <text:p>mbytes</text:p>
          </table:table-cell>
          <table:table-cell table:formula="of:=([.J9]*512)/4096" office:value-type="float" office:value="12799.875" calcext:value-type="float">
            <text:p>12799,875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entire disk</text:p>
          </table:table-cell>
          <table:table-cell table:number-columns-repeated="3"/>
          <table:table-cell table:formula="of:=[.E9]" office:value-type="float" office:value="1504312" calcext:value-type="float">
            <text:p>1504312</text:p>
          </table:table-cell>
          <table:table-cell office:value-type="string" calcext:value-type="string">
            <text:p>sectors</text:p>
          </table:table-cell>
          <table:table-cell table:formula="of:=[.J11]*512" office:value-type="float" office:value="770207744" calcext:value-type="float">
            <text:p>770207744</text:p>
          </table:table-cell>
          <table:table-cell office:value-type="string" calcext:value-type="string">
            <text:p>bytes</text:p>
          </table:table-cell>
          <table:table-cell table:formula="of:=[.L11]/(1024^2)" office:value-type="float" office:value="734.52734375" calcext:value-type="float">
            <text:p>734,52734375</text:p>
          </table:table-cell>
          <table:table-cell office:value-type="string" calcext:value-type="string">
            <text:p>mbytes</text:p>
          </table:table-cell>
          <table:table-cell table:formula="of:=([.J11]*512)/4096" office:value-type="float" office:value="188039" calcext:value-type="float">
            <text:p>188039</text:p>
          </table:table-cell>
          <table:table-cell office:value-type="string" calcext:value-type="string">
            <text:p>blocks</text:p>
          </table:table-cell>
        </table:table-row>
        <table:table-row table:style-name="ro1" table:number-rows-repeated="9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58</text:p>
          </table:table-cell>
          <table:table-cell office:value-type="float" office:value="32" calcext:value-type="float">
            <text:p>32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EOS32 roo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58</text:p>
          </table:table-cell>
          <table:table-cell office:value-type="float" office:value="32" calcext:value-type="float">
            <text:p>32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EOS32 ro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059</text:p>
          </table:table-cell>
          <table:table-cell office:value-type="float" office:value="36345" calcext:value-type="float">
            <text:p>36345</text:p>
          </table:table-cell>
          <table:table-cell office:value-type="float" office:value="167032" calcext:value-type="float">
            <text:p>167032</text:p>
          </table:table-cell>
          <table:table-cell office:value-type="string" calcext:value-type="string">
            <text:p>EOS32 swa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059</text:p>
          </table:table-cell>
          <table:table-cell office:value-type="float" office:value="36345" calcext:value-type="float">
            <text:p>36345</text:p>
          </table:table-cell>
          <table:table-cell office:value-type="float" office:value="167032" calcext:value-type="float">
            <text:p>167032</text:p>
          </table:table-cell>
          <table:table-cell office:value-type="string" calcext:value-type="string">
            <text:p>EOS32 swa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167033" calcext:value-type="float">
            <text:p>167033</text:p>
          </table:table-cell>
          <table:table-cell office:value-type="float" office:value="207032" calcext:value-type="float">
            <text:p>207032</text:p>
          </table:table-cell>
          <table:table-cell office:value-type="string" calcext:value-type="string">
            <text:p>EOS32 us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167033" calcext:value-type="float">
            <text:p>167033</text:p>
          </table:table-cell>
          <table:table-cell office:value-type="float" office:value="247032" calcext:value-type="float">
            <text:p>247032</text:p>
          </table:table-cell>
          <table:table-cell office:value-type="string" calcext:value-type="string">
            <text:p>EOS32 us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207033" calcext:value-type="float">
            <text:p>207033</text:p>
          </table:table-cell>
          <table:table-cell office:value-type="float" office:value="215032" calcext:value-type="float">
            <text:p>215032</text:p>
          </table:table-cell>
          <table:table-cell office:value-type="string" calcext:value-type="string">
            <text:p>EOS32 hom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58</text:p>
          </table:table-cell>
          <table:table-cell office:value-type="float" office:value="247033" calcext:value-type="float">
            <text:p>247033</text:p>
          </table:table-cell>
          <table:table-cell office:value-type="float" office:value="255032" calcext:value-type="float">
            <text:p>255032</text:p>
          </table:table-cell>
          <table:table-cell office:value-type="string" calcext:value-type="string">
            <text:p>EOS32 hom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A9</text:p>
          </table:table-cell>
          <table:table-cell office:value-type="float" office:value="215033" calcext:value-type="float">
            <text:p>215033</text:p>
          </table:table-cell>
          <table:table-cell office:value-type="float" office:value="727032" calcext:value-type="float">
            <text:p>727032</text:p>
          </table:table-cell>
          <table:table-cell office:value-type="string" calcext:value-type="string">
            <text:p>NetBSD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A9</text:p>
          </table:table-cell>
          <table:table-cell office:value-type="float" office:value="255033" calcext:value-type="float">
            <text:p>255033</text:p>
          </table:table-cell>
          <table:table-cell office:value-type="float" office:value="767032" calcext:value-type="float">
            <text:p>767032</text:p>
          </table:table-cell>
          <table:table-cell office:value-type="string" calcext:value-type="string">
            <text:p>NetBS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83</text:p>
          </table:table-cell>
          <table:table-cell office:value-type="float" office:value="727033" calcext:value-type="float">
            <text:p>727033</text:p>
          </table:table-cell>
          <table:table-cell office:value-type="float" office:value="747512" calcext:value-type="float">
            <text:p>747512</text:p>
          </table:table-cell>
          <table:table-cell office:value-type="string" calcext:value-type="string">
            <text:p>Linux boo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0083</text:p>
          </table:table-cell>
          <table:table-cell office:value-type="float" office:value="767033" calcext:value-type="float">
            <text:p>767033</text:p>
          </table:table-cell>
          <table:table-cell office:value-type="float" office:value="787512" calcext:value-type="float">
            <text:p>787512</text:p>
          </table:table-cell>
          <table:table-cell office:value-type="string" calcext:value-type="string">
            <text:p>Linux bo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0083</text:p>
          </table:table-cell>
          <table:table-cell office:value-type="float" office:value="747513" calcext:value-type="float">
            <text:p>747513</text:p>
          </table:table-cell>
          <table:table-cell office:value-type="float" office:value="1361912" calcext:value-type="float">
            <text:p>1361912</text:p>
          </table:table-cell>
          <table:table-cell office:value-type="string" calcext:value-type="string">
            <text:p>Linux root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0083</text:p>
          </table:table-cell>
          <table:table-cell office:value-type="float" office:value="787513" calcext:value-type="float">
            <text:p>787513</text:p>
          </table:table-cell>
          <table:table-cell office:value-type="float" office:value="1401912" calcext:value-type="float">
            <text:p>1401912</text:p>
          </table:table-cell>
          <table:table-cell office:value-type="string" calcext:value-type="string">
            <text:p>Linux roo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x0082</text:p>
          </table:table-cell>
          <table:table-cell office:value-type="float" office:value="1361913" calcext:value-type="float">
            <text:p>1361913</text:p>
          </table:table-cell>
          <table:table-cell office:value-type="float" office:value="1464312" calcext:value-type="float">
            <text:p>1464312</text:p>
          </table:table-cell>
          <table:table-cell office:value-type="string" calcext:value-type="string">
            <text:p>Linux swap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x0082</text:p>
          </table:table-cell>
          <table:table-cell office:value-type="float" office:value="1401913" calcext:value-type="float">
            <text:p>1401913</text:p>
          </table:table-cell>
          <table:table-cell office:value-type="float" office:value="1504312" calcext:value-type="float">
            <text:p>1504312</text:p>
          </table:table-cell>
          <table:table-cell office:value-type="string" calcext:value-type="string">
            <text:p>Linux swa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0:27:26.265821074</meta:creation-date>
    <dc:date>2023-01-13T10:39:59.651020667</dc:date>
    <meta:editing-duration>PT12M33S</meta:editing-duration>
    <meta:editing-cycles>2</meta:editing-cycles>
    <meta:generator>LibreOffice/7.4.1.2$Linux_X86_64 LibreOffice_project/40$Build-2</meta:generator>
    <meta:document-statistic meta:table-count="1" meta:cell-count="226" meta:object-count="0"/>
  </office:meta>
</office:document-meta>
</file>